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2.2015 to 28.2.2015) by RRU</text:p>
      <text:list xml:id="list20695393881" text:style-name="L1">
        <text:list-header>
          <text:p text:style-name="P3"/>
        </text:list-header>
      </text:list>
      <text:list xml:id="list1803982852" text:style-name="L2">
        <text:list-item>
          <text:list>
            <text:list-item>
              <text:list>
                <text:list-item>
                  <text:p text:style-name="P5">Worked with CPK in interfacing and testing FPS system in FPS lab. Tested all set, read &amp; run command. Wrote a separate shared memory client to display FPS MCM responses.</text:p>
                  <text:p text:style-name="P6"/>
                </text:list-item>
                <text:list-item>
                  <text:p text:style-name="P4">Attended plan meeting.</text:p>
                  <text:p text:style-name="P4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3-05T12:14:13</meta:creation-date>
    <dc:date>2015-03-01T14:10:41</dc:date>
    <dc:creator>teleset </dc:creator>
    <meta:editing-duration>PT16M13S</meta:editing-duration>
    <meta:editing-cycles>15</meta:editing-cycles>
    <meta:generator>LibreOffice/3.4$Linux LibreOffice_project/340m1$Build-602</meta:generator>
    <meta:document-statistic meta:table-count="0" meta:image-count="0" meta:object-count="0" meta:page-count="1" meta:paragraph-count="3" meta:word-count="44" meta:character-count="247" meta:non-whitespace-character-count="206"/>
  </office:meta>
</office:document-meta>
</file>